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8" office:value-type="string" calcext:value-type="string">
            <text:p>Mens. 08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3" office:value-type="float" office:value="420" calcext:value-type="float">
            <text:p>420,00</text:p>
          </table:table-cell>
          <table:table-cell table:style-name="ce2" office:value-type="date" office:date-value="2024-12-06" calcext:value-type="date">
            <text:p>06/12/2024</text:p>
          </table:table-cell>
          <table:table-cell table:style-name="ce22" table:formula="of:=[.C2]-[.F2]" office:value-type="float" office:value="360" calcext:value-type="float">
            <text:p>360,00</text:p>
          </table:table-cell>
          <table:table-cell table:style-name="ce23" office:value-type="string" calcext:value-type="string">
            <text:p>PG – R$ 1.000,00</text:p>
            <text:p>07/2024 – 580,00</text:p>
            <text:p>08/2024 – 420,00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3])" office:value-type="float" office:value="8940" calcext:value-type="float">
            <text:p>8.94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1.858858283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1.8630644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8-01T14:40:52.227632451</dc:date>
    <dc:language>pt-PT</dc:language>
    <meta:editing-cycles>678</meta:editing-cycles>
    <meta:editing-duration>P1DT14H49M54S</meta:editing-duration>
    <meta:print-date>2019-11-27T10:23:54.118000000</meta:print-date>
    <meta:document-statistic meta:table-count="1" meta:cell-count="84" meta:object-count="0"/>
    <meta:user-defined meta:name="Info 0"/>
    <meta:user-defined meta:name="Info 1"/>
    <meta:user-defined meta:name="Info 2"/>
    <meta:user-defined meta:name="Info 3"/>
  </office:meta>
</office:document-meta>
</file>